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b697" officeooo:paragraph-rsid="001bb69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bb697" officeooo:paragraph-rsid="001bb69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cf788" officeooo:paragraph-rsid="001cf78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e12e" officeooo:paragraph-rsid="001de12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181f" officeooo:paragraph-rsid="001f181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458a" officeooo:paragraph-rsid="0020458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ba66" officeooo:paragraph-rsid="0022ba66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1ba8a" officeooo:paragraph-rsid="0021ba8a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1cf788" officeooo:paragraph-rsid="001cf78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401a1" officeooo:paragraph-rsid="002401a1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2ba66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s</text:p>
      <text:p text:style-name="P1">8 weeks at a time</text:p>
      <text:p text:style-name="P1"/>
      <text:p text:style-name="P1"/>
      <text:list xml:id="list9003005151120209411" text:style-name="L1">
        <text:list-item>
          <text:p text:style-name="P2">December 6 – December 31</text:p>
          <text:list>
            <text:list-item>
              <text:p text:style-name="P3">Set up Wiki</text:p>
            </text:list-item>
            <text:list-item>
              <text:p text:style-name="P9"><office:annotation office:name="__Annotation__149_1773372324"><dc:creator>Steven Sewell</dc:creator><dc:date>2017-12-19T00:41:42.858000000</dc:date><loext:sender-initials>SJS</loext:sender-initials><text:p text:style-name="P11"><text:span text:style-name="T2">Set up and ready to use.</text:span></text:p><text:p text:style-name="P11"><text:span text:style-name="T2">Needs to be filled in with the different forums along with their stated purpose.</text:span></text:p></office:annotation>Set up Forum<office:annotation-end office:name="__Annotation__149_1773372324"/></text:p>
            </text:list-item>
            <text:list-item>
              <text:p text:style-name="P3">Set up IRC</text:p>
            </text:list-item>
            <text:list-item>
              <text:p text:style-name="P3">Set up Webinar plan</text:p>
            </text:list-item>
            <text:list-item>
              <text:p text:style-name="P4">Set up email lists and auto archive manager (scale inspired)</text:p>
            </text:list-item>
            <text:list-item>
              <text:p text:style-name="P4">Develop a weekly email template</text:p>
            </text:list-item>
            <text:list-item>
              <text:p text:style-name="P4">Develop a Social media plan with repeatable actions as foundation</text:p>
            </text:list-item>
            <text:list-item>
              <text:p text:style-name="P4">Develop an elevator pith (add this to what to learn/come up with for new members)</text:p>
            </text:list-item>
            <text:list-item>
              <text:p text:style-name="P4">Develop Quick Start plan</text:p>
            </text:list-item>
            <text:list-item>
              <text:p text:style-name="P4">Finish presentation to for Scale / tour</text:p>
            </text:list-item>
            <text:list-item>
              <text:p text:style-name="P4">Set up a “tasks” board (maybe a ticket system?)</text:p>
            </text:list-item>
            <text:list-item>
              <text:p text:style-name="P4">Evolve Application Document to give a better picture of the goal of the platform</text:p>
            </text:list-item>
            <text:list-item>
              <text:p text:style-name="P5">Develop Information Party elected representative Document</text:p>
            </text:list-item>
            <text:list-item>
              <text:p text:style-name="P6">Put together a soft “launch” of the party. Contacting all email list and original founders</text:p>
            </text:list-item>
            <text:list-item>
              <text:p text:style-name="P6">Update website with the evolved ideals and purpose of the party</text:p>
            </text:list-item>
            <text:list-item>
              <text:p text:style-name="P10">Move goals list to wiki</text:p>
            </text:list-item>
            <text:list-item>
              <text:p text:style-name="P10">Put all major documents for display on wiki. Keep original docs in github.</text:p>
            </text:list-item>
          </text:list>
        </text:list-item>
        <text:list-item>
          <text:p text:style-name="P2">January 1 – February 25</text:p>
          <text:list>
            <text:list-item>
              <text:p text:style-name="P3">Set the party up as a single proper legal entity</text:p>
              <text:list>
                <text:list-item>
                  <text:p text:style-name="P3">Cost?</text:p>
                </text:list-item>
                <text:list-item>
                  <text:p text:style-name="P3">Type?</text:p>
                </text:list-item>
                <text:list-item>
                  <text:p text:style-name="P3">Why?</text:p>
                </text:list-item>
              </text:list>
            </text:list-item>
            <text:list-item>
              <text:p text:style-name="P7">Find someone for every state to be in charge of collecting signatures to register the party</text:p>
              <text:list>
                <text:list-item>
                  <text:p text:style-name="P3"><text:span text:style-name="T1">H</text:span>ow many <text:span text:style-name="T1">signatures are</text:span> required for each state</text:p>
                </text:list-item>
                <text:list-item>
                  <text:p text:style-name="P3">Any additional special requirements in each state</text:p>
                </text:list-item>
              </text:list>
            </text:list-item>
            <text:list-item>
              <text:p text:style-name="P8">Start the call for programmers</text:p>
              <text:list>
                <text:list-item>
                  <text:p text:style-name="P8">review and finalize the software purpose/plan</text:p>
                  <text:list>
                    <text:list-item>
                      <text:p text:style-name="P7">add to goals based on finished pla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February 26 – April 22</text:p>
          <text:list>
            <text:list-item>
              <text:p text:style-name="P7">Collect the signatures required to setup party in every state</text:p>
            </text:list-item>
          </text:list>
        </text:list-item>
        <text:list-item>
          <text:p text:style-name="P2">April 23 – June 17</text:p>
        </text:list-item>
        <text:list-item>
          <text:p text:style-name="P2">June 18 – August 19</text:p>
        </text:list-item>
        <text:list-item>
          <text:p text:style-name="P2">August 20 – October 14</text:p>
        </text:list-item>
        <text:list-item>
          <text:p text:style-name="P2">October 15 – November Ele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Sewell</meta:initial-creator>
    <meta:creation-date>2017-12-06T16:51:16.537000000</meta:creation-date>
    <dc:date>2017-12-19T00:44:21.338000000</dc:date>
    <dc:creator>Steven Sewell</dc:creator>
    <meta:editing-duration>PT22H6M56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37" meta:word-count="278" meta:character-count="1422" meta:non-whitespace-character-count="1209"/>
  </office:meta>
</office:document-meta>
</file>